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, my name is killian crooson—savary, I am currently a student at the “lycée les Rimains”, where I learn english from Mr. GRAY, and today I am going to present my self-portrait.</text:p>
      <text:p text:style-name="Standard"/>
      <text:p text:style-name="Standard">As you can see in the bottom left corner, you can see I like hiking, because it make me go outside sometime.</text:p>
      <text:p text:style-name="Standard">You can also see that I like videogames, like minecraft, for example, because it help me get my mind out of schoolwork.</text:p>
      <text:p text:style-name="Standard">I also host some servers at home, like storage servers, for example, to store my movies and shows obptained from totally legal sources, and also a plex server, it is kinda like netflix, but free and you host your movies yourself, hence the storage server, I used it for 6 month already, and never had to pay for netflix since t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14T19:40:32.71</meta:creation-date>
    <dc:date>2021-10-14T20:50:38.78</dc:date>
    <meta:editing-duration>PT1H10M7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4" meta:word-count="137" meta:character-count="736"/>
  </office:meta>
</office:document-meta>
</file>